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cm" fo:margin-bottom="0cm" style:writing-mode="lr-tb"/>
    </style:style>
    <style:style style:name="T1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401cm" svg:y="6.6cm" presentation:class="title" presentation:user-transformed="true">
          <draw:text-box>
            <text:p>Atas de Reuniõ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Otimização do código</text:p>
                <text:p text:style-name="P1"/>
                <text:list>
                  <text:list-item>
                    <text:p text:style-name="P1">Otimização da classe Matriz, foi usada a biblioteca Eigen que possui vetorização das matrizes.</text:p>
                  </text:list-item>
                  <text:list-item>
                    <text:p text:style-name="P1">O tempo de geração teve um ganho em média em torno de <text:span text:style-name="T1">50% nos modelos</text:span>.</text:p>
                  </text:list-item>
                  <text:list-item>
                    <text:p text:style-name="P1">O Markos está me ajudando com as melhorias també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Modelos maiores</text:p>
                <text:p text:style-name="P1"/>
                <text:list>
                  <text:list-item>
                    <text:p text:style-name="P3">Inclui os modelos de montanhas com uma quantidade patches que varia entre 289 e 5000.</text:p>
                    <text:p text:style-name="P3"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aralelismo</text:p>
                <text:p text:style-name="P1"/>
                <text:list>
                  <text:list-item>
                    <text:p text:style-name="P3">Inclusão do paralelismo com memória compartilhada no cálculo do Erro Global.</text:p>
                  </text:list-item>
                  <text:list-item>
                    <text:p text:style-name="P3">Sequencial == Paralelo (Erro Global)</text:p>
                  </text:list-item>
                  <text:list-item>
                    <text:p text:style-name="P3">Tem alguns questionamentos que precisam de resposta:</text:p>
                    <text:list>
                      <text:list-item>
                        <text:p text:style-name="P1">Tempo do cálculo do Erro?</text:p>
                      </text:list-item>
                      <text:list-item>
                        <text:p text:style-name="P1">Escalável?</text:p>
                      </text:list-item>
                    </text:list>
                    <text:p text:style-name="P3"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róximos passos</text:p>
                <text:p text:style-name="P1"/>
                <text:list>
                  <text:list-item>
                    <text:p text:style-name="P3">Continuar a implementação do paralelismo</text:p>
                    <text:list>
                      <text:list-item>
                        <text:p text:style-name="P1">Impedimentos</text:p>
                        <text:list>
                          <text:list-item>
                            <text:p text:style-name="P1">Variáveis compartilhadas (id dos elementos da malha)</text:p>
                          </text:list-item>
                        </text:list>
                      </text:list-item>
                    </text:list>
                    <text:p text:style-name="P3"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7:26:47.418362107</meta:creation-date>
    <meta:editing-duration>PT1H40M2S</meta:editing-duration>
    <meta:editing-cycles>10</meta:editing-cycles>
    <meta:generator>LibreOffice/6.4.6.2$Linux_X86_64 LibreOffice_project/40$Build-2</meta:generator>
    <dc:title>Blue Curve</dc:title>
    <dc:date>2021-01-17T09:02:38.087119029</dc:date>
    <meta:document-statistic meta:object-count="54"/>
  </office:meta>
</office:document-meta>
</file>